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3.918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78cm"/>
    </style:style>
    <style:style style:name="co13" style:family="table-column">
      <style:table-column-properties fo:break-before="auto" style:column-width="2.501cm"/>
    </style:style>
    <style:style style:name="co14" style:family="table-column">
      <style:table-column-properties fo:break-before="auto" style:column-width="1.087cm"/>
    </style:style>
    <style:style style:name="co15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.004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0.893cm"/>
    </style:style>
    <style:style style:name="co21" style:family="table-column">
      <style:table-column-properties fo:break-before="auto" style:column-width="1.863cm"/>
    </style:style>
    <style:style style:name="co22" style:family="table-column">
      <style:table-column-properties fo:break-before="auto" style:column-width="1.753cm"/>
    </style:style>
    <style:style style:name="co23" style:family="table-column">
      <style:table-column-properties fo:break-before="auto" style:column-width="1.974cm"/>
    </style:style>
    <style:style style:name="co24" style:family="table-column">
      <style:table-column-properties fo:break-before="auto" style:column-width="2.279cm"/>
    </style:style>
    <style:style style:name="co25" style:family="table-column">
      <style:table-column-properties fo:break-before="auto" style:column-width="2.584cm"/>
    </style:style>
    <style:style style:name="co26" style:family="table-column">
      <style:table-column-properties fo:break-before="auto" style:column-width="1.392cm"/>
    </style:style>
    <style:style style:name="co27" style:family="table-column">
      <style:table-column-properties fo:break-before="auto" style:column-width="2.085cm"/>
    </style:style>
    <style:style style:name="co28" style:family="table-column">
      <style:table-column-properties fo:break-before="auto" style:column-width="3.029cm"/>
    </style:style>
    <style:style style:name="co29" style:family="table-column">
      <style:table-column-properties fo:break-before="auto" style:column-width="1.226cm"/>
    </style:style>
    <style:style style:name="co30" style:family="table-column">
      <style:table-column-properties fo:break-before="auto" style:column-width="1.614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>
            <text:p>LUXBLEND 2.5 TEXTURES IMPLEMENTATION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3">
          <table:table-cell table:number-columns-repeated="3"/>
          <table:table-cell office:value-type="string">
            <text:p>bilerp</text:p>
          </table:table-cell>
          <table:table-cell office:value-type="string">
            <text:p>blackbody</text:p>
          </table:table-cell>
          <table:table-cell office:value-type="string">
            <text:p>blender_blend</text:p>
          </table:table-cell>
          <table:table-cell office:value-type="string">
            <text:p>blender_clouds</text:p>
          </table:table-cell>
          <table:table-cell office:value-type="string">
            <text:p>blender_distortednoise</text:p>
          </table:table-cell>
          <table:table-cell office:value-type="string">
            <text:p>blender_magic</text:p>
          </table:table-cell>
          <table:table-cell office:value-type="string">
            <text:p>blender_marble</text:p>
          </table:table-cell>
          <table:table-cell office:value-type="string">
            <text:p>blender_musgrave</text:p>
          </table:table-cell>
          <table:table-cell office:value-type="string">
            <text:p>blender_noise</text:p>
          </table:table-cell>
          <table:table-cell office:value-type="string">
            <text:p>blender_stucci</text:p>
          </table:table-cell>
          <table:table-cell office:value-type="string">
            <text:p>blender_voronoi</text:p>
          </table:table-cell>
          <table:table-cell office:value-type="string">
            <text:p>blender_wood</text:p>
          </table:table-cell>
          <table:table-cell office:value-type="string">
            <text:p>brick</text:p>
          </table:table-cell>
          <table:table-cell office:value-type="string">
            <text:p>cauchy</text:p>
          </table:table-cell>
          <table:table-cell office:value-type="string">
            <text:p>checkerboard</text:p>
          </table:table-cell>
          <table:table-cell office:value-type="string">
            <text:p>constant</text:p>
          </table:table-cell>
          <table:table-cell office:value-type="string">
            <text:p>dots</text:p>
          </table:table-cell>
          <table:table-cell office:value-type="string">
            <text:p>equalenergy</text:p>
          </table:table-cell>
          <table:table-cell office:value-type="string">
            <text:p>fbm</text:p>
          </table:table-cell>
          <table:table-cell office:value-type="string">
            <text:p>frequency</text:p>
          </table:table-cell>
          <table:table-cell office:value-type="string">
            <text:p>gaussian</text:p>
          </table:table-cell>
          <table:table-cell table:style-name="ce2" office:value-type="string">
            <text:p>harlequin</text:p>
          </table:table-cell>
          <table:table-cell office:value-type="string">
            <text:p>imagemap</text:p>
          </table:table-cell>
          <table:table-cell office:value-type="string">
            <text:p>irregulardata</text:p>
          </table:table-cell>
          <table:table-cell office:value-type="string">
            <text:p>lampspectrum</text:p>
          </table:table-cell>
          <table:table-cell office:value-type="string">
            <text:p>marble</text:p>
          </table:table-cell>
          <table:table-cell office:value-type="string">
            <text:p>mix</text:p>
          </table:table-cell>
          <table:table-cell office:value-type="string">
            <text:p>regulardata</text:p>
          </table:table-cell>
          <table:table-cell office:value-type="string">
            <text:p>scale</text:p>
          </table:table-cell>
          <table:table-cell office:value-type="string">
            <text:p>sellmeier</text:p>
          </table:table-cell>
          <table:table-cell office:value-type="string">
            <text:p>tabulateddata</text:p>
          </table:table-cell>
          <table:table-cell office:value-type="string">
            <text:p>tabulatedfresnel</text:p>
          </table:table-cell>
          <table:table-cell office:value-type="string">
            <text:p>uv</text:p>
          </table:table-cell>
          <table:table-cell table:style-name="ce2" office:value-type="string">
            <text:p>windy</text:p>
          </table:table-cell>
          <table:table-cell office:value-type="string">
            <text:p>wrinkled</text:p>
          </table:table-cell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aamode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amount</text:p>
          </table:table-cell>
          <table:table-cell table:number-columns-repeated="27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brickbevel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brickbond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brickdepth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brickheight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brickmodt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brickrun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brickt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brickwidth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auchya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21"/>
        </table:table-row>
        <table:table-row table:style-name="ro3">
          <table:table-cell/>
          <table:table-cell office:value-type="string">
            <text:p>cauchyb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channel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coltyp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data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imension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0"/>
        </table:table-row>
        <table:table-row table:style-name="ro3">
          <table:table-cell/>
          <table:table-cell office:value-type="string">
            <text:p>discardmipmaps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distamoun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0"/>
        </table:table-row>
        <table:table-row table:style-name="ro3">
          <table:table-cell/>
          <table:table-cell office:value-type="string">
            <text:p>distmetric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end</text:p>
          </table:table-cell>
          <table:table-cell table:number-columns-repeated="28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energy</text:p>
          </table:table-cell>
          <table:table-cell table:number-columns-repeated="18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filename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filtertype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flipxy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31"/>
        </table:table-row>
        <table:table-row table:style-name="ro2">
          <table:table-cell/>
          <table:table-cell office:value-type="string">
            <text:p>freq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gain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gamma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h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inde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inside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lacu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mapping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axanisotropy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minkowsky_exp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4"/>
        </table:table-row>
        <table:table-row table:style-name="ro3">
          <table:table-cell/>
          <table:table-cell office:value-type="string">
            <text:p>mortarsize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mortart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nabla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name</text:p>
          </table:table-cell>
          <table:table-cell table:number-columns-repeated="25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noisebasi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noisebasis2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3"/>
        </table:table-row>
        <table:table-row table:style-name="ro3">
          <table:table-cell/>
          <table:table-cell office:value-type="string">
            <text:p>noisedepth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6"/>
        </table:table-row>
        <table:table-row table:style-name="ro3">
          <table:table-cell/>
          <table:table-cell office:value-type="string">
            <text:p>noisesize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3"/>
        </table:table-row>
        <table:table-row table:style-name="ro3">
          <table:table-cell/>
          <table:table-cell office:value-type="string">
            <text:p>noisetyp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octaves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3">
          <table:table-cell/>
          <table:table-cell office:value-type="string">
            <text:p>octs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offset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7"/>
        </table:table-row>
        <table:table-row table:style-name="ro3">
          <table:table-cell/>
          <table:table-cell office:value-type="string">
            <text:p>outscal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outside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phase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oughness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2">
          <table:table-cell/>
          <table:table-cell office:value-type="string">
            <text:p>scale</text:p>
          </table:table-cell>
          <table:table-cell table:number-columns-repeated="26"/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art</text:p>
          </table:table-cell>
          <table:table-cell table:number-columns-repeated="28"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emperatu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3"/>
        </table:table-row>
        <table:table-row table:style-name="ro2">
          <table:table-cell/>
          <table:table-cell office:value-type="string">
            <text:p>tex1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x2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rbulence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type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"/>
        </table:table-row>
        <table:table-row table:style-name="ro3">
          <table:table-cell/>
          <table:table-cell office:value-type="string">
            <text:p>udelta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uscale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00</text:p>
          </table:table-cell>
          <table:table-cell/>
          <table:table-cell office:value-type="string">
            <text:p>x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v01</text:p>
          </table:table-cell>
          <table:table-cell/>
          <table:table-cell office:value-type="string">
            <text:p>x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v1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10</text:p>
          </table:table-cell>
          <table:table-cell/>
          <table:table-cell office:value-type="string">
            <text:p>x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v11</text:p>
          </table:table-cell>
          <table:table-cell/>
          <table:table-cell office:value-type="string">
            <text:p>x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v2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lue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variation</text:p>
          </table:table-cell>
          <table:table-cell table:number-columns-repeated="26"/>
          <table:table-cell office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vdelta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vscale</text:p>
          </table:table-cell>
          <table:table-cell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1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w2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w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w4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wavelength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avelengths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width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ap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3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1" table:default-cell-style-name="Default"/>
        <table:table-row table:style-name="ro2">
          <table:table-cell/>
        </table:table-row>
      </table:table>
      <table:database-ranges>
        <table:database-range table:target-range-address="Sheet1.A4:Sheet1.AMJ8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23/04/2010</text:date>, <text:time>23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3:07:29.52</meta:creation-date>
    <dc:date>2010-04-23T23:35:11.94</dc:date>
    <dc:creator>Doug Hammond</dc:creator>
    <meta:editing-duration>PT00H12M30S</meta:editing-duration>
    <meta:editing-cycles>1</meta:editing-cycles>
    <meta:document-statistic meta:table-count="3" meta:cell-count="268" meta:object-count="0"/>
    <meta:generator>OpenOffice.org/3.2$Win32 OpenOffice.org_project/320m12$Build-9483</meta:generator>
  </office:meta>
</office:document-meta>
</file>